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a49" officeooo:paragraph-rsid="0004ca49"/>
    </style:style>
    <style:style style:name="P2" style:family="paragraph" style:parent-style-name="Standard">
      <style:text-properties officeooo:rsid="000556e0" officeooo:paragraph-rsid="000556e0"/>
    </style:style>
    <style:style style:name="P3" style:family="paragraph" style:parent-style-name="Standard">
      <style:text-properties fo:color="#ff0000" officeooo:rsid="000556e0" officeooo:paragraph-rsid="000556e0"/>
    </style:style>
    <style:style style:name="P4" style:family="paragraph" style:parent-style-name="Standard">
      <style:text-properties fo:color="#000000" officeooo:rsid="00057685" officeooo:paragraph-rsid="00057685"/>
    </style:style>
    <style:style style:name="P5" style:family="paragraph" style:parent-style-name="Standard">
      <style:text-properties officeooo:paragraph-rsid="00057685"/>
    </style:style>
    <style:style style:name="T1" style:family="text">
      <style:text-properties fo:color="#800080"/>
    </style:style>
    <style:style style:name="T2" style:family="text">
      <style:text-properties fo:color="#800080" officeooo:rsid="000556e0"/>
    </style:style>
    <style:style style:name="T3" style:family="text">
      <style:text-properties fo:color="#800080" officeooo:rsid="00057685"/>
    </style:style>
    <style:style style:name="T4" style:family="text">
      <style:text-properties officeooo:rsid="00057685"/>
    </style:style>
    <style:style style:name="T5" style:family="text">
      <style:text-properties fo:color="#ff0000"/>
    </style:style>
    <style:style style:name="T6" style:family="text">
      <style:text-properties fo:color="#ff0000" officeooo:rsid="00057685"/>
    </style:style>
    <style:style style:name="T7" style:family="text">
      <style:text-properties fo:color="#000000" officeooo:rsid="00057685"/>
    </style:style>
    <style:style style:name="T8" style:family="text">
      <style:text-properties fo:color="#ff8000"/>
    </style:style>
    <style:style style:name="T9" style:family="text">
      <style:text-properties fo:color="#ff8000" officeooo:rsid="00057685"/>
    </style:style>
    <style:style style:name="T10" style:family="text">
      <style:text-properties fo:color="#00a933"/>
    </style:style>
    <style:style style:name="T11" style:family="text">
      <style:text-properties fo:color="#00a933" officeooo:rsid="00057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beçalio: Headers: montém metadada (dados sobre dados) que incluem tipos de requisição (get, post, put, delete), caminho, IP, tipo de conteúdo, servidor, satus (200 =OK), host, cookie.</text:p>
      <text:p text:style-name="P4">Corpo: Body: Armazena dados mais importantes para estabelecer comunicação com o cliente. </text:p>
      <text:p text:style-name="P4"/>
      <text:p text:style-name="P4">Métodos HTTP: verbos que dizem ao servidor o que fazer com os dados no URL.</text:p>
      <text:p text:style-name="P4"><text:span text:style-name="T5">GET</text:span>: Le informações. Dados não modificados. Operação segura, resultado sempre igual (idempotentes). Respondidas com o status <text:span text:style-name="T10">200 (OK)</text:span> ou com <text:span text:style-name="T8">404 (NOT FOUND)</text:span></text:p>
      <text:p text:style-name="P4"><text:span text:style-name="T5">POST</text:span>: Cria um novo recurso (ex formulario para login). Não é seguro ou idempotente. Retorna código <text:span text:style-name="T10">201 (CREATED)</text:span> com um link do recurso criado.</text:p>
      <text:p text:style-name="P4"><text:span text:style-name="T5">PUT</text:span>: Atualiza um recurso identificado pelo URL. Pode ser usado para criar outro recurso. Operações não seguras mas idempotente. Resposta <text:span text:style-name="T10">200(OK)</text:span> ou <text:span text:style-name="T8">404(NOT FOUND)</text:span>. </text:p>
      <text:p text:style-name="P5"><text:span text:style-name="T6">DELETE</text:span><text:span text:style-name="T7">: Deleta um recurso no URL. Idempotentes. <text:s/>Resposta </text:span><text:span text:style-name="T11">200 (OK) </text:span><text:span text:style-name="T7">ou </text:span><text:span text:style-name="T9">404(NOT FOUND)</text:span></text:p>
      <text:p text:style-name="P4">REST: Estilo de arquitetura. Envolve: interface uniforme, recursos, informações, identificação.</text:p>
      <text:p text:style-name="P4"/>
      <text:p text:style-name="P1"><text:span text:style-name="T2"/></text:p>
      <text:p text:style-name="P1"><text:span text:style-name="T2"/></text:p>
      <text:p text:style-name="P1"><text:span text:style-name="T2">p</text:span><text:span text:style-name="T1">ing</text:span>: da o ip e ping do site. <text:span text:style-name="T6">p</text:span><text:span text:style-name="T5">ing site</text:span></text:p>
      <text:p text:style-name="P1"><text:span text:style-name="T1">traceroute</text:span>: da a rota do seus dados. <text:span text:style-name="T6">t</text:span><text:span text:style-name="T5">raceroute site</text:span></text:p>
      <text:p text:style-name="P2"><text:span text:style-name="T1">curl</text:span>: faz requisição para um site. <text:span text:style-name="T6">c</text:span><text:span text:style-name="T5">url site</text:span></text:p>
      <text:p text:style-name="P2"><text:span text:style-name="T1">curl -- head</text:span> : faz a requsição do cabeçalio do site. <text:span text:style-name="T6">c</text:span><text:span text:style-name="T5">url – head site</text:span>.</text:p>
      <text:p text:style-name="P2"><text:span text:style-name="T3">c</text:span><text:span text:style-name="T1">url -o</text:span> : faz o download de um link. <text:span text:style-name="T6">c</text:span><text:span text:style-name="T5">url -o site</text:span>.</text:p>
      <text:p text:style-name="P2">OBS: pode-se usar <text:span text:style-name="T1">curl -o</text:span> para fazer o download de um arquivo e já o nomear.</text:p>
      <text:p text:style-name="P3"><text:span text:style-name="T4">c</text:span>url -o “nomeDesejado” sit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27:37.556501121</meta:creation-date>
    <dc:date>2021-05-11T18:00:34.505007881</dc:date>
    <meta:editing-duration>PT2M1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21" meta:character-count="1349" meta:non-whitespace-character-count="1139"/>
  </office:meta>
</office:document-meta>
</file>